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font-family="'Liberation Mono'" style:font-family-generic="modern" style:font-pitch="fixed" fo:font-size="24pt" style:font-size-asian="24pt" style:font-size-complex="24pt"/>
    </style:style>
    <style:style style:name="P4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Liberation Mono'" style:font-family-generic="modern" style:font-pitch="fixed" fo:font-size="24pt" style:font-size-asian="24pt" style:font-size-complex="24pt"/>
    </style:style>
    <style:style style:name="T6" style:family="text">
      <style:text-properties fo:font-family="'Liberation Mono'" style:font-family-generic="modern" style:font-pitch="fixed" fo:font-size="20pt" style:font-size-asian="20pt" style:font-size-complex="20pt"/>
    </style:style>
    <style:style style:name="T7" style:family="text">
      <style:text-properties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MySQL on SLF5</text:span></text:p>
            <text:p><text:span text:style-name="T2">Migrating from 5.0 to 5.5</text:span></text:p>
            <text:p><text:span text:style-name="T3"/></text:p>
            <text:p><text:span text:style-name="T4">Fermi Linux User Group</text:span></text:p>
            <text:p><text:span text:style-name="T4">March 26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SQL 5.0 is dea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o more security upd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SQL 5.5 is a Software Colle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st migrate through 5.1 as an intermediate step</text:p>
              </text:list-item>
              <text:list-item>
                <text:p>MySQL 5.1 Software Collection provided for this purpo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wo method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ump and restore</text:p>
              </text:list-item>
              <text:list-item>
                <text:p>In-place upgr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r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grate to an SLF6 system (to MySQL 5.1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ckages to insta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ysql51</text:p>
              </text:list-item>
              <text:list-item>
                <text:p>mysql55</text:p>
              </text:list-item>
              <text:list-item>
                <text:p>Provided in the security repos for SLF5 for conveni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ump and restore metho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# yum -y install mysql51 mysql55</text:span></text:p>
                <text:p><text:span text:style-name="T5"># mysqldump --all-databases --routines &gt; dump.sql</text:span></text:p>
                <text:p><text:span text:style-name="T5"># service mysqld stop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ad db into MySQL 5.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# service mysql51-mysqld start</text:span></text:p>
                <text:p><text:span text:style-name="T5"># scl enable mysql51 'mysql' &lt; dump.sql</text:span></text:p>
                <text:p><text:span text:style-name="T5"># scl enable mysql51 'mysql_upgrade'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ump 5.1 db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# scl enable mysql51 'mysqldump --all-databases --routines --events' &gt; dump2.sql</text:span></text:p>
                <text:p><text:span text:style-name="T5"># service mysql51-mysqld stop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ad db into MySQL 5.5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# service mysql55-mysqld start</text:span></text:p>
                <text:p><text:span text:style-name="T5"># scl enable mysql55 'mysql' &lt; dump2.sql</text:span></text:p>
                <text:p><text:span text:style-name="T5"># scl enable mysql55 'mysql_upgrade'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akes a long time for large databases</text:p>
              </text:list-item>
              <text:list-item>
                <text:p>Need space for two complete dumps</text:p>
              </text:list-item>
              <text:list-item>
                <text:p>Software collections put /var/lib/mysql under /opt – may not have the space in /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-place method: copy to 5.1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# service mysqld stop</text:span></text:p>
                <text:p><text:span text:style-name="T6"># service mysql51-mysqld stop</text:span></text:p>
                <text:p><text:span text:style-name="T6"># rm -rf /opt/rh/mysql51/root/var/lib/mysql/</text:span></text:p>
                <text:p><text:span text:style-name="T6"># cp -r /var/lib/mysql/ /opt/rh/mysql51/root/var/lib/mysql/</text:span></text:p>
                <text:p><text:span text:style-name="T6"># chown -R mysql:mysql /opt/rh/mysql51/root/var/lib/mysql/</text:span></text:p>
                <text:p><text:span text:style-name="T6"># restorecon -R /opt/rh/mysql51/root/var/lib/mysql/</text:span></text:p>
                <text:p><text:span text:style-name="T6"># service mysql51-mysqld start</text:span></text:p>
                <text:p><text:span text:style-name="T6"># scl enable mysql51 'mysql_upgrade'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-place method: copy to 5.5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6"># service mysql51-mysqld stop</text:span></text:p>
                <text:p><text:span text:style-name="T6"># rm -rf /opt/rh/mysql55/root/var/lib/mysql/</text:span></text:p>
                <text:p><text:span text:style-name="T6"># cp -r /opt/rh/mysql51/root/var/lib/mysql/ /opt/rh/mysql55/root/var/lib/mysql/</text:span></text:p>
                <text:p><text:span text:style-name="T6"># chown -R mysql:mysql /opt/rh/mysql55/root/var/lib/mysql/</text:span></text:p>
                <text:p><text:span text:style-name="T6"># restorecon -R /opt/rh/mysql55/root/var/lib/mysql/</text:span></text:p>
                <text:p><text:span text:style-name="T6"># service mysql55-mysqld start</text:span></text:p>
                <text:p><text:span text:style-name="T6"># scl enable mysql55 'mysql_upgrade'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noDB tables: “The storage engine for the table doesn’t support repair” error message</text:p>
                <text:p><text:span text:style-name="T7"># mysqlcheck -A –check-upgrade</text:span> to identify tables</text:p>
                <text:p>ALTER TABLE tbl ENGINE=INNODB to rebuild table with new MySQL version</text:p>
              </text:list-item>
              <text:list-item>
                <text:p>Sufficient space in /o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6T10:33:09</meta:creation-date>
    <meta:editing-duration>PT26M11S</meta:editing-duration>
    <meta:editing-cycles>7</meta:editing-cycles>
    <dc:date>2014-03-26T12:04:11</dc:date>
    <meta:generator>LibreOffice/3.4$Unix LibreOffice_project/340m1$Build-502</meta:generator>
    <meta:document-statistic meta:object-count="76"/>
  </office:meta>
</office:document-meta>
</file>